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10.97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12.88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9.88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6.14mm"/>
    </style:style>
    <style:style style:name="co20" style:family="table-column">
      <style:table-column-properties fo:break-before="auto" style:column-width="17.52mm"/>
    </style:style>
    <style:style style:name="co21" style:family="table-column">
      <style:table-column-properties fo:break-before="auto" style:column-width="22.14mm"/>
    </style:style>
    <style:style style:name="co22" style:family="table-column">
      <style:table-column-properties fo:break-before="auto" style:column-width="21.87mm"/>
    </style:style>
    <style:style style:name="co23" style:family="table-column">
      <style:table-column-properties fo:break-before="auto" style:column-width="15.33mm"/>
    </style:style>
    <style:style style:name="co24" style:family="table-column">
      <style:table-column-properties fo:break-before="auto" style:column-width="12.33mm"/>
    </style:style>
    <style:style style:name="co25" style:family="table-column">
      <style:table-column-properties fo:break-before="auto" style:column-width="7.71mm"/>
    </style:style>
    <style:style style:name="co26" style:family="table-column">
      <style:table-column-properties fo:break-before="auto" style:column-width="13.42mm"/>
    </style:style>
    <style:style style:name="co27" style:family="table-column">
      <style:table-column-properties fo:break-before="auto" style:column-width="24.04mm"/>
    </style:style>
    <style:style style:name="co28" style:family="table-column">
      <style:table-column-properties fo:break-before="auto" style:column-width="22.4mm"/>
    </style:style>
    <style:style style:name="co29" style:family="table-column">
      <style:table-column-properties fo:break-before="auto" style:column-width="9.07mm"/>
    </style:style>
    <style:style style:name="co30" style:family="table-column">
      <style:table-column-properties fo:break-before="auto" style:column-width="19.14mm"/>
    </style:style>
    <style:style style:name="co31" style:family="table-column">
      <style:table-column-properties fo:break-before="auto" style:column-width="20.78mm"/>
    </style:style>
    <style:style style:name="co32" style:family="table-column">
      <style:table-column-properties fo:break-before="auto" style:column-width="28.13mm"/>
    </style:style>
    <style:style style:name="co33" style:family="table-column">
      <style:table-column-properties fo:break-before="auto" style:column-width="23.5mm"/>
    </style:style>
    <style:style style:name="co34" style:family="table-column">
      <style:table-column-properties fo:break-before="auto" style:column-width="15.88mm"/>
    </style:style>
    <style:style style:name="co35" style:family="table-column">
      <style:table-column-properties fo:break-before="auto" style:column-width="23.78mm"/>
    </style:style>
    <style:style style:name="co3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-149740844358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LECT * FROM (SELECT ST_Distance(ST_Transform(way, 4326), ST_MakePoint(14.4310467875143, 50.0631591705215)::geography) AS dist_meters, "shop", "bridge", "amenity", "bicycle", "office", "surface", "cutting", "wetland", "waterway", "sport", "horse", "barrier", "service", "area", "man_made", "access", "religion", "wood", "motorcar", "aeroway", "covered", "boundary", "highway", "admin_level", "junction", "power", "toll", "leisure", "denomination", "water", "construction", "foot", "tourism", "population", "building", "natural", "aerialway", "intermittent", "tunnel", "disused", "route", "historic", "place", "public_transport", "embankment", "oneway", "military", "railway", "landuse", "tracktype" FROM planet_osm_line) AS A WHERE A.dist_meters &lt; 50;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dist_meter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aeroway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admin_level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disuse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oneway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tracktype</text:p>
          </table:table-cell>
        </table:table-row>
        <table:table-row table:style-name="ro1">
          <table:table-cell office:value-type="float" office:value="46.74386888" calcext:value-type="float">
            <text:p>46.74386888</text:p>
          </table:table-cell>
          <table:table-cell table:number-columns-repeated="22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.30167331" calcext:value-type="float">
            <text:p>46.30167331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2.62545568" calcext:value-type="float">
            <text:p>42.62545568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9.82406369" calcext:value-type="float">
            <text:p>49.82406369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8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40.52179022" calcext:value-type="float">
            <text:p>40.52179022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0.42898878" calcext:value-type="float">
            <text:p>40.42898878</text:p>
          </table:table-cell>
          <table:table-cell table:number-columns-repeated="5"/>
          <table:table-cell office:value-type="string" calcext:value-type="string">
            <text:p>stone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0"/>
          <table:table-cell office:value-type="string" calcext:value-type="string">
            <text:p>platform</text:p>
          </table:table-cell>
          <table:table-cell table:number-columns-repeated="3"/>
          <table:table-cell office:value-type="string" calcext:value-type="string">
            <text:p>platform</text:p>
          </table:table-cell>
          <table:table-cell table:number-columns-repeated="2"/>
        </table:table-row>
        <table:table-row table:style-name="ro1">
          <table:table-cell office:value-type="float" office:value="45.06450462" calcext:value-type="float">
            <text:p>45.06450462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35.22420509" calcext:value-type="float">
            <text:p>35.22420509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1.42464729" calcext:value-type="float">
            <text:p>41.42464729</text:p>
          </table:table-cell>
          <table:table-cell table:number-columns-repeated="22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1.42464729" calcext:value-type="float">
            <text:p>41.42464729</text:p>
          </table:table-cell>
          <table:table-cell table:number-columns-repeated="22"/>
          <table:table-cell office:value-type="string" calcext:value-type="string">
            <text:p>primary_link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5.30118577" calcext:value-type="float">
            <text:p>45.30118577</text:p>
          </table:table-cell>
          <table:table-cell table:number-columns-repeated="22"/>
          <table:table-cell office:value-type="string" calcext:value-type="string">
            <text:p>service</text:p>
          </table:table-cell>
          <table:table-cell table:number-columns-repeated="27"/>
        </table:table-row>
        <table:table-row table:style-name="ro1">
          <table:table-cell office:value-type="float" office:value="37.73431911" calcext:value-type="float">
            <text:p>37.73431911</text:p>
          </table:table-cell>
          <table:table-cell table:number-columns-repeated="38"/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subway</text:p>
          </table:table-cell>
          <table:table-cell table:number-columns-repeated="2"/>
        </table:table-row>
        <table:table-row table:style-name="ro1">
          <table:table-cell office:value-type="float" office:value="36.73172252" calcext:value-type="float">
            <text:p>36.73172252</text:p>
          </table:table-cell>
          <table:table-cell table:number-columns-repeated="22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4.89757208" calcext:value-type="float">
            <text:p>24.897572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23.78722403" calcext:value-type="float">
            <text:p>23.78722403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31.88906421" calcext:value-type="float">
            <text:p>31.88906421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3.43196502" calcext:value-type="float">
            <text:p>23.43196502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6.06018896" calcext:value-type="float">
            <text:p>26.06018896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16.96037365" calcext:value-type="float">
            <text:p>16.96037365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18.71321899" calcext:value-type="float">
            <text:p>18.71321899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0.70247892" calcext:value-type="float">
            <text:p>30.70247892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4.27532818" calcext:value-type="float">
            <text:p>34.27532818</text:p>
          </table:table-cell>
          <table:table-cell table:number-columns-repeated="5"/>
          <table:table-cell office:value-type="string" calcext:value-type="string">
            <text:p>stone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0"/>
          <table:table-cell office:value-type="string" calcext:value-type="string">
            <text:p>platform</text:p>
          </table:table-cell>
          <table:table-cell table:number-columns-repeated="3"/>
          <table:table-cell office:value-type="string" calcext:value-type="string">
            <text:p>platform</text:p>
          </table:table-cell>
          <table:table-cell table:number-columns-repeated="2"/>
        </table:table-row>
        <table:table-row table:style-name="ro1">
          <table:table-cell office:value-type="float" office:value="30.70247892" calcext:value-type="float">
            <text:p>30.70247892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21.08904607" calcext:value-type="float">
            <text:p>21.08904607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14.47193199" calcext:value-type="float">
            <text:p>14.47193199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7.45811345" calcext:value-type="float">
            <text:p>7.45811345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7.30359536" calcext:value-type="float">
            <text:p>7.30359536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7.81177198" calcext:value-type="float">
            <text:p>7.81177198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2.62099175" calcext:value-type="float">
            <text:p>42.62099175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2.18600164" calcext:value-type="float">
            <text:p>42.18600164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4.83530032" calcext:value-type="float">
            <text:p>34.83530032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2.90138137" calcext:value-type="float">
            <text:p>32.90138137</text:p>
          </table:table-cell>
          <table:table-cell table:number-columns-repeated="22"/>
          <table:table-cell office:value-type="string" calcext:value-type="string">
            <text:p>service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7.20043467" calcext:value-type="float">
            <text:p>37.20043467</text:p>
          </table:table-cell>
          <table:table-cell table:number-columns-repeated="22"/>
          <table:table-cell office:value-type="string" calcext:value-type="string">
            <text:p>service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5.55359562" calcext:value-type="float">
            <text:p>45.55359562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16.0308178" calcext:value-type="float">
            <text:p>16.0308178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14.00430713" calcext:value-type="float">
            <text:p>14.00430713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1.03377409" calcext:value-type="float">
            <text:p>21.03377409</text:p>
          </table:table-cell>
          <table:table-cell table:number-columns-repeated="12"/>
          <table:table-cell office:value-type="string" calcext:value-type="string">
            <text:p>driveway</text:p>
          </table:table-cell>
          <table:table-cell table:number-columns-repeated="9"/>
          <table:table-cell office:value-type="string" calcext:value-type="string">
            <text:p>service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3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0.6351792" calcext:value-type="float">
            <text:p>10.6351792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4.23472301" calcext:value-type="float">
            <text:p>24.23472301</text:p>
          </table:table-cell>
          <table:table-cell table:number-columns-repeated="48"/>
          <table:table-cell office:value-type="string" calcext:value-type="string">
            <text:p>village_green</text:p>
          </table:table-cell>
          <table:table-cell/>
        </table:table-row>
        <table:table-row table:style-name="ro1">
          <table:table-cell office:value-type="float" office:value="15.82921455" calcext:value-type="float">
            <text:p>15.82921455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2.09181358" calcext:value-type="float">
            <text:p>22.09181358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22.17666895" calcext:value-type="float">
            <text:p>22.17666895</text:p>
          </table:table-cell>
          <table:table-cell table:number-columns-repeated="5"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9.14331743" calcext:value-type="float">
            <text:p>39.14331743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9.82406369" calcext:value-type="float">
            <text:p>49.82406369</text:p>
          </table:table-cell>
          <table:table-cell table:number-columns-repeated="40"/>
          <table:table-cell office:value-type="string" calcext:value-type="string">
            <text:p>bicycle</text:p>
          </table:table-cell>
          <table:table-cell table:number-columns-repeated="9"/>
        </table:table-row>
        <table:table-row table:style-name="ro1">
          <table:table-cell office:value-type="float" office:value="43.04693356" calcext:value-type="float">
            <text:p>43.04693356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1.94452323" calcext:value-type="float">
            <text:p>31.94452323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.33222467" calcext:value-type="float">
            <text:p>46.33222467</text:p>
          </table:table-cell>
          <table:table-cell/>
          <table:table-cell office:value-type="string" calcext:value-type="string">
            <text:p>yes</text:p>
          </table:table-cell>
          <table:table-cell table:number-columns-repeated="45"/>
          <table:table-cell office:value-type="string" calcext:value-type="string">
            <text:p>subway</text:p>
          </table:table-cell>
          <table:table-cell table:number-columns-repeated="2"/>
        </table:table-row>
        <table:table-row table:style-name="ro1">
          <table:table-cell office:value-type="float" office:value="23.78722403" calcext:value-type="float">
            <text:p>23.78722403</text:p>
          </table:table-cell>
          <table:table-cell table:number-columns-repeated="40"/>
          <table:table-cell office:value-type="string" calcext:value-type="string">
            <text:p>bicycle</text:p>
          </table:table-cell>
          <table:table-cell table:number-columns-repeated="9"/>
        </table:table-row>
        <table:table-row table:style-name="ro1">
          <table:table-cell office:value-type="float" office:value="27.51379145" calcext:value-type="float">
            <text:p>27.51379145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37.73431911" calcext:value-type="float">
            <text:p>37.73431911</text:p>
          </table:table-cell>
          <table:table-cell table:number-columns-repeated="40"/>
          <table:table-cell office:value-type="string" calcext:value-type="string">
            <text:p>subwa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1:48:12.693192303</dc:date>
    <meta:editing-duration>PT31S</meta:editing-duration>
    <meta:editing-cycles>1</meta:editing-cycles>
    <meta:generator>LibreOffice/5.1.6.2$Linux_X86_64 LibreOffice_project/10m0$Build-2</meta:generator>
    <meta:document-statistic meta:table-count="1" meta:cell-count="199" meta:object-count="0"/>
  </office:meta>
</office:document-meta>
</file>